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3417in" svg:y="2.9988in">
            <draw:object draw:notify-on-update-of-ranges="Sheet1.D1:Sheet1.D1 Sheet1.D2:Sheet1.D6 Sheet1.F1:Sheet1.F1 Sheet1.F2:Sheet1.F6 Sheet1.D1:Sheet1.D1 Sheet1.D2:Sheet1.D6 Sheet1.G1:Sheet1.G1 Sheet1.G2:Sheet1.G6 Sheet1.D1:Sheet1.D1 Sheet1.D2:Sheet1.D6 Sheet1.H1:Sheet1.H1 Sheet1.H2:Sheet1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sistency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hesis Reconstruction</text:p>
          </table:table-cell>
          <table:table-cell office:value-type="string" calcext:value-type="string">
            <text:p>Percent GpA</text:p>
          </table:table-cell>
          <table:table-cell office:value-type="string" calcext:value-type="string">
            <text:p>Reconstructed R</text:p>
          </table:table-cell>
          <table:table-cell office:value-type="string" calcext:value-type="string">
            <text:p>Reconstructed G</text:p>
          </table:table-cell>
          <table:table-cell office:value-type="string" calcext:value-type="string">
            <text:p>Reconstructed 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MIAVGLSSSILGCLLTL</text:p>
          </table:table-cell>
          <table:table-cell office:value-type="float" office:value="92583" calcext:value-type="float">
            <text:p>92583</text:p>
          </table:table-cell>
          <table:table-cell office:value-type="float" office:value="196.01" calcext:value-type="float">
            <text:p>196.01</text:p>
          </table:table-cell>
          <table:table-cell office:value-type="float" office:value="29629.303" calcext:value-type="float">
            <text:p>29629.303</text:p>
          </table:table-cell>
          <table:table-cell office:value-type="float" office:value="23873.779" calcext:value-type="float">
            <text:p>23873.779</text:p>
          </table:table-cell>
          <table:table-cell office:value-type="float" office:value="32240.974" calcext:value-type="float">
            <text:p>32240.97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LLSSLLLLLLGLLVAI</text:p>
          </table:table-cell>
          <table:table-cell office:value-type="float" office:value="50167" calcext:value-type="float">
            <text:p>50167</text:p>
          </table:table-cell>
          <table:table-cell office:value-type="float" office:value="106.21" calcext:value-type="float">
            <text:p>106.21</text:p>
          </table:table-cell>
          <table:table-cell office:value-type="float" office:value="25185.547" calcext:value-type="float">
            <text:p>25185.547</text:p>
          </table:table-cell>
          <table:table-cell office:value-type="float" office:value="20301.887" calcext:value-type="float">
            <text:p>20301.887</text:p>
          </table:table-cell>
          <table:table-cell office:value-type="float" office:value="28746.15" calcext:value-type="float">
            <text:p>28746.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YIAIGIGVGLLLSGFLV</text:p>
          </table:table-cell>
          <table:table-cell office:value-type="float" office:value="57211" calcext:value-type="float">
            <text:p>57211</text:p>
          </table:table-cell>
          <table:table-cell office:value-type="float" office:value="121.12" calcext:value-type="float">
            <text:p>121.12</text:p>
          </table:table-cell>
          <table:table-cell office:value-type="float" office:value="27878.79" calcext:value-type="float">
            <text:p>27878.79</text:p>
          </table:table-cell>
          <table:table-cell office:value-type="float" office:value="23617.306" calcext:value-type="float">
            <text:p>23617.306</text:p>
          </table:table-cell>
          <table:table-cell office:value-type="float" office:value="31001.222" calcext:value-type="float">
            <text:p>31001.2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GTIAVIVFFLIGFMIGY</text:p>
          </table:table-cell>
          <table:table-cell office:value-type="float" office:value="18870" calcext:value-type="float">
            <text:p>18870</text:p>
          </table:table-cell>
          <table:table-cell office:value-type="float" office:value="39.95" calcext:value-type="float">
            <text:p>39.95</text:p>
          </table:table-cell>
          <table:table-cell office:value-type="float" office:value="24427.052" calcext:value-type="float">
            <text:p>24427.052</text:p>
          </table:table-cell>
          <table:table-cell office:value-type="float" office:value="19231.103" calcext:value-type="float">
            <text:p>19231.103</text:p>
          </table:table-cell>
          <table:table-cell office:value-type="float" office:value="27461.447" calcext:value-type="float">
            <text:p>27461.44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pA</text:p>
          </table:table-cell>
          <table:table-cell/>
          <table:table-cell table:formula="of:=[.D2]*100/[.E2]" office:value-type="float" office:value="47233.8146012959" calcext:value-type="float">
            <text:p>47233.8146012959</text:p>
          </table:table-cell>
          <table:table-cell office:value-type="float" office:value="100" calcext:value-type="float">
            <text:p>100</text:p>
          </table:table-cell>
          <table:table-cell office:value-type="float" office:value="29265.32" calcext:value-type="float">
            <text:p>29265.32</text:p>
          </table:table-cell>
          <table:table-cell office:value-type="float" office:value="27245.928" calcext:value-type="float">
            <text:p>27245.928</text:p>
          </table:table-cell>
          <table:table-cell office:value-type="float" office:value="33535.885" calcext:value-type="float">
            <text:p>33535.88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83I</text:p>
          </table:table-cell>
          <table:table-cell table:number-columns-repeated="3"/>
          <table:table-cell office:value-type="float" office:value="24995.592" calcext:value-type="float">
            <text:p>24995.592</text:p>
          </table:table-cell>
          <table:table-cell office:value-type="float" office:value="18895.888" calcext:value-type="float">
            <text:p>18895.888</text:p>
          </table:table-cell>
          <table:table-cell office:value-type="float" office:value="28640.331" calcext:value-type="float">
            <text:p>28640.33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construction values from Thesis, data should be in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../data07/sanderson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5:18:14.076377536</meta:creation-date>
    <dc:date>2023-08-10T16:12:21.202750092</dc:date>
    <meta:editing-duration>PT43M56S</meta:editing-duration>
    <meta:editing-cycles>2</meta:editing-cycles>
    <meta:generator>LibreOffice/7.3.7.2$Linux_X86_64 LibreOffice_project/30$Build-2</meta:generator>
    <meta:document-statistic meta:table-count="1" meta:cell-count="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2cm" svg:y="2.956cm" style:legend-expansion="high" chart:style-name="ch2"/>
        <chart:plot-area chart:style-name="ch3" table:cell-range-address="Sheet1.D1:Sheet1.D6 Sheet1.F1:Sheet1.H6" chart:data-source-has-labels="row" svg:x="0.32cm" svg:y="0.18cm" svg:width="10.18cm" svg:height="8.64cm">
          <chart:coordinate-region svg:x="1.497cm" svg:y="0.379cm" svg:width="8.864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6" chart:label-cell-address="Sheet1.F1:Sheet1.F1" chart:class="chart:scatter">
            <chart:domain table:cell-range-address="Sheet1.D2:Sheet1.D6"/>
            <chart:regression-curve chart:style-name="ch8">
              <chart:equation chart:display-equation="true" chart:display-r-square="true" svg:x="7.718cm" svg:y="2.094cm"/>
            </chart:regression-curve>
            <chart:data-point chart:repeated="5"/>
          </chart:series>
          <chart:series chart:style-name="ch9" chart:values-cell-range-address="Sheet1.G2:Sheet1.G6" chart:label-cell-address="Sheet1.G1:Sheet1.G1" chart:class="chart:scatter">
            <chart:regression-curve chart:style-name="ch10">
              <chart:equation chart:display-equation="true" chart:display-r-square="true" svg:x="2.617cm" svg:y="4.911cm"/>
            </chart:regression-curve>
            <chart:data-point chart:repeated="5"/>
          </chart:series>
          <chart:series chart:style-name="ch11" chart:values-cell-range-address="Sheet1.H2:Sheet1.H6" chart:label-cell-address="Sheet1.H1:Sheet1.H1" chart:class="chart:scatter">
            <chart:regression-curve chart:style-name="ch12">
              <chart:equation chart:display-equation="true" chart:display-r-square="true" svg:x="7.718cm" svg:y="0.533cm"/>
            </chart:regression-curve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constructed R</text:p>
                <draw:g>
                  <svg:desc>Sheet1.F1:Sheet1.F1</svg:desc>
                </draw:g>
              </table:table-cell>
              <table:table-cell office:value-type="string">
                <text:p>Reconstructed G</text:p>
                <draw:g>
                  <svg:desc>Sheet1.G1:Sheet1.G1</svg:desc>
                </draw:g>
              </table:table-cell>
              <table:table-cell office:value-type="string">
                <text:p>Reconstructed L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583">
                <text:p>92583</text:p>
                <draw:g>
                  <svg:desc>Sheet1.D2:Sheet1.D6</svg:desc>
                </draw:g>
              </table:table-cell>
              <table:table-cell office:value-type="float" office:value="29629.303">
                <text:p>29629.303</text:p>
                <draw:g>
                  <svg:desc>Sheet1.F2:Sheet1.F6</svg:desc>
                </draw:g>
              </table:table-cell>
              <table:table-cell office:value-type="float" office:value="23873.779">
                <text:p>23873.779</text:p>
                <draw:g>
                  <svg:desc>Sheet1.G2:Sheet1.G6</svg:desc>
                </draw:g>
              </table:table-cell>
              <table:table-cell office:value-type="float" office:value="32240.974">
                <text:p>32240.974</text:p>
                <draw:g>
                  <svg:desc>Sheet1.H2:Sheet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167">
                <text:p>50167</text:p>
              </table:table-cell>
              <table:table-cell office:value-type="float" office:value="25185.547">
                <text:p>25185.547</text:p>
              </table:table-cell>
              <table:table-cell office:value-type="float" office:value="20301.887">
                <text:p>20301.887</text:p>
              </table:table-cell>
              <table:table-cell office:value-type="float" office:value="28746.15">
                <text:p>28746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211">
                <text:p>57211</text:p>
              </table:table-cell>
              <table:table-cell office:value-type="float" office:value="27878.79">
                <text:p>27878.79</text:p>
              </table:table-cell>
              <table:table-cell office:value-type="float" office:value="23617.306">
                <text:p>23617.306</text:p>
              </table:table-cell>
              <table:table-cell office:value-type="float" office:value="31001.222">
                <text:p>31001.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70">
                <text:p>18870</text:p>
              </table:table-cell>
              <table:table-cell office:value-type="float" office:value="24427.052">
                <text:p>24427.052</text:p>
              </table:table-cell>
              <table:table-cell office:value-type="float" office:value="19231.103">
                <text:p>19231.103</text:p>
              </table:table-cell>
              <table:table-cell office:value-type="float" office:value="27461.447">
                <text:p>27461.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233.8146012959">
                <text:p>47233.8146012959</text:p>
              </table:table-cell>
              <table:table-cell office:value-type="float" office:value="29265.32">
                <text:p>29265.32</text:p>
              </table:table-cell>
              <table:table-cell office:value-type="float" office:value="27245.928">
                <text:p>27245.928</text:p>
              </table:table-cell>
              <table:table-cell office:value-type="float" office:value="33535.885">
                <text:p>33535.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